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Heading_20_3">
      <style:paragraph-properties fo:margin-top="0.1665in" fo:margin-bottom="0.0835in" fo:keep-with-next="always"/>
    </style:style>
    <style:style style:name="P1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5.0</text:p>
      <text:p text:style-name="Subtitle">17<text:span text:style-name="T10">th</text:span> January 201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Introduction to Byteman<text:tab/>5</text:p>
          <text:p text:style-name="P20">Running an Application with the Byteman Agent<text:tab/>5</text:p>
          <text:p text:style-name="P20">Event Condition Action Rules<text:tab/>6</text:p>
          <text:p text:style-name="P20">Rule Bindings and Parameterization<text:tab/>6</text:p>
          <text:p text:style-name="P20">Built-in Conditions and Actions<text:tab/>7</text:p>
          <text:p text:style-name="P20">Extending or Replacing the Byteman Language Built-ins<text:tab/>8</text:p>
          <text:p text:style-name="P20">Agent Transformation<text:tab/>8</text:p>
          <text:p text:style-name="P20">Agent Retransformation<text:tab/>9</text:p>
          <text:p text:style-name="P20">ECA Rule Engine<text:tab/>10</text:p>
          <text:p text:style-name="P19">The Byteman Rule Language<text:tab/>12</text:p>
          <text:p text:style-name="P20">Rule Events<text:tab/>12</text:p>
          <text:p text:style-name="P17">Class Rules vs Interface Rules<text:tab/>13</text:p>
          <text:p text:style-name="P17">Overriding <text:s/>Rules<text:tab/>13</text:p>
          <text:p text:style-name="P17">Overriding Interface Rules<text:tab/>15</text:p>
          <text:p text:style-name="P17">Location Specifiers<text:tab/>15</text:p>
          <text:p text:style-name="P20">Rule Bindings<text:tab/>19</text:p>
          <text:p text:style-name="P20">Rule Expressions<text:tab/>19</text:p>
          <text:p text:style-name="P20">Rule Conditions<text:tab/>21</text:p>
          <text:p text:style-name="P20">Rule Actions<text:tab/>22</text:p>
          <text:p text:style-name="P20">Built-In Calls<text:tab/>23</text:p>
          <text:p text:style-name="P20">User-Defined Rule Helpers<text:tab/>23</text:p>
          <text:p text:style-name="P20">The Rule Helper Lifecycle Methods<text:tab/>25</text:p>
          <text:p text:style-name="P19">Byteman Rule Language Standard Built-Ins<text:tab/>27</text:p>
          <text:p text:style-name="P20">Thread Coordination Operations<text:tab/>27</text:p>
          <text:p text:style-name="P17">Waiters<text:tab/>27</text:p>
          <text:p text:style-name="P17">Rendezvous<text:tab/>28</text:p>
          <text:p text:style-name="P17">Joiners<text:tab/>29</text:p>
          <text:p text:style-name="P17">Aborting Execution<text:tab/>29</text:p>
          <text:p text:style-name="P20">Rule State Management Operations<text:tab/>30</text:p>
          <text:p text:style-name="P17">CountDowns<text:tab/>30</text:p>
          <text:p text:style-name="P17">Flags<text:tab/>31</text:p>
          <text:p text:style-name="P17">Counters<text:tab/>31</text:p>
          <text:p text:style-name="P17">Timers<text:tab/>32</text:p>
          <text:p text:style-name="P17">Recursive Triggering<text:tab/>32</text:p>
          <text:p text:style-name="P20">Trace and Debug Operations<text:tab/>34</text:p>
          <text:p text:style-name="P17">Debugging<text:tab/>34</text:p>
          <text:p text:style-name="P17">Tracing<text:tab/>34</text:p>
          <text:p text:style-name="P20">Stack Management Operations<text:tab/>35</text:p>
          <text:p text:style-name="P17">Checking The Call Tree<text:tab/>35</text:p>
          <text:p text:style-name="P17">Tracing the Caller Stack<text:tab/>37</text:p>
          <text:p text:style-name="P17">Selective Stack Tracing Using a Regular Expression Filter<text:tab/>37</text:p>
          <text:p text:style-name="P17">Stack Range Tracing<text:tab/>39</text:p>
          <text:p text:style-name="P20">Default Helper Lifecycle Methods<text:tab/>41</text:p>
          <text:p text:style-name="P19">Using Byteman<text:tab/>43</text:p>
          <text:p text:style-name="P20">Downloading a binary release<text:tab/>43</text:p>
          <text:p text:style-name="P20">Obtaining the sources<text:tab/>43</text:p>
          <text:p text:style-name="P20">Building Byteman from the sources<text:tab/>43</text:p>
          <text:p text:style-name="P20"><text:soft-page-break/>Running Applications with Byteman<text:tab/>43</text:p>
          <text:p text:style-name="P20">Installing Byteman in a Running JVM using Script bminstall.sh<text:tab/>44</text:p>
          <text:p text:style-name="P20">Available -javaagent Options<text:tab/>45</text:p>
          <text:p text:style-name="P20">Running Byteman Using Script bmjava.sh<text:tab/>46</text:p>
          <text:p text:style-name="P20">Submitting Rules Dynamically Using Script bmsubmit.sh<text:tab/>46</text:p>
          <text:p text:style-name="P20">Checking Rules Offline Using Script bmcheck.sh<text:tab/>48</text:p>
          <text:p text:style-name="P20">Installing And Submitting from Java<text:tab/>48</text:p>
          <text:p text:style-name="P20">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77192444"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547677693"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2162155925" text:continue-list="list77192444"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40049733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746007514"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256230358" text:continue-list="list140049733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542648569"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71506603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341551038"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761787818"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952892802" text:continue-list="list341551038"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279152294"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974829461"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135518617"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387030509"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49221792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2079357116" text:continue-numbering="true" text:style-name="Outline">
        <text:list-item>
          <text:list>
            <text:list-item>
              <text:list>
                <text:list-header>
                  <text:h text:style-name="P15"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811137476" text:continue-numbering="true" text:style-name="Outline">
        <text:list-item>
          <text:list>
            <text:list-item>
              <text:list>
                <text:list-header>
                  <text:h text:style-name="P15"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598505894"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70509399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402349377"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206125106" text:style-name="L5">
        <text:list-item>
          <text:p text:style-name="P25">throw and return operations are only allowed as the last action in a sequence of rule actions (see below).</text:p>
        </text:list-item>
      </text:list>
      <text:list xml:id="list923169764"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69171175" text:continue-list="list170509399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9493559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1320977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504726645"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624361082"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067829204"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933892410" text:continue-list="list624361082"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62293484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680695639" text:continue-numbering="true" text:style-name="Outline">
        <text:list-item>
          <text:list>
            <text:list-item>
              <text:list>
                <text:list-header>
                  <text:h text:style-name="P1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754927273" text:continue-numbering="true" text:style-name="Outline">
        <text:list-item>
          <text:list>
            <text:list-item>
              <text:list>
                <text:list-header>
                  <text:h text:style-name="P1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03119655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217627388"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19125485" text:continue-numbering="true" text:style-name="Outline">
        <text:list-item>
          <text:list>
            <text:list-item>
              <text:list>
                <text:list-header>
                  <text:h text:style-name="P1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613837420" text:continue-numbering="true" text:style-name="Outline">
        <text:list-item>
          <text:list>
            <text:list-item>
              <text:list>
                <text:list-header>
                  <text:h text:style-name="P16"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99594848"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486918003" text:continue-numbering="true" text:style-name="Outline">
        <text:list-item>
          <text:list>
            <text:list-item>
              <text:list>
                <text:list-header>
                  <text:h text:style-name="P1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689879313"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709538600"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021795574"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998725534" text:continue-numbering="true" text:style-name="Outline">
        <text:list-item>
          <text:list>
            <text:list-item>
              <text:list>
                <text:list-header>
                  <text:h text:style-name="P15"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482242938" text:continue-numbering="true" text:style-name="Outline">
        <text:list-item>
          <text:list>
            <text:list-item>
              <text:list>
                <text:list-header>
                  <text:h text:style-name="P16"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20759403" text:continue-numbering="true" text:style-name="Outline">
        <text:list-item>
          <text:list>
            <text:list-item>
              <text:list>
                <text:list-header>
                  <text:h text:style-name="P16"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793366531"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585056738"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475085095" text:continue-numbering="true" text:style-name="Outline">
        <text:list-item>
          <text:list>
            <text:list-header>
              <text:h text:style-name="P1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05395994"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484225390"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06034106"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text:soft-page-break/>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671197071" text:continue-numbering="true" text:style-name="Outline">
        <text:list-item>
          <text:list>
            <text:list-header>
              <text:h text:style-name="P1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text:soft-page-break/>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009130916" text:continue-numbering="true" text:style-name="Outline">
        <text:list-item>
          <text:list>
            <text:list-header>
              <text:h text:style-name="P1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42500465"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text:soft-page-break/>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696848698"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text:soft-page-break/>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733427852" text:continue-list="list142500465" text:style-name="Outline">
        <text:list-item>
          <text:list>
            <text:list-header>
              <text:h text:style-name="Heading_20_2" text:outline-level="2" text:is-list-header="true"><text:span text:style-name="Code_20_Text"><text:span text:style-name="T4">Checking Rules Offline Using Script bm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m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mcheck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089635870" text:continue-numbering="true" text:style-name="Outline">
        <text:list-item>
          <text:list>
            <text:list-header>
              <text:h text:style-name="P18" text:outline-level="2" text:is-list-header="true"><text:span text:style-name="T5">Installing </text:span><text:span text:style-name="T4">And Submitting from Java</text:span></text:h>
            </text:list-header>
          </text:list>
        </text:list-item>
      </text:list>
      <text:p text:style-name="Text_20_body"><text:span text:style-name="T4">The scripts bminstall,sh and bmsubmit.sh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test <text:s/>framework so that it automatically installs an agent and loads and unloads rules into/from the JUnit test JVM as successive unit tests </text:span><text:span text:style-name="T4">are executed. Package DTest allows a standalone test client to load and unload rules </text:span><text:soft-page-break/><text:span text:style-name="T4">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614522293"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oft-page-break/><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1-01-17T12:59:46</dc:date>
    <meta:printed-by>Andrew Dinn</meta:printed-by>
    <meta:print-date>2008-09-26T17:21:42</meta:print-date>
    <meta:editing-cycles>186</meta:editing-cycles>
    <meta:editing-duration>PT70H36M04S</meta:editing-duration>
    <meta:document-statistic meta:table-count="0" meta:image-count="0" meta:object-count="0" meta:page-count="50" meta:paragraph-count="534" meta:word-count="19331" meta:character-count="125555"/>
    <meta:user-defined meta:name="Info 1"/>
    <meta:user-defined meta:name="Info 2"/>
    <meta:user-defined meta:name="Info 3"/>
    <meta:user-defined meta:name="Info 4"/>
  </office:meta>
</office:document-meta>
</file>